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Op.CharOp( int type , i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ifierOp.ModifierOp( int type , int v1 , int v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Op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.createUnion(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ditionOp.ConditionOp( int type , int refno , Op conditionflow , Op yesflow , Op nof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Op.StringOp( int type , String liter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.ge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Op.ge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Op.ge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.getData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.ge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.createString( String liter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.createD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Op.ChildOp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.createIndependent( Op next , Op bran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.createClosure( int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.createQuestion( boolean nongreed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.createModifier( Op next , Op branch , int add , int m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.createNonGreedyClos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onOp.UnionOp( int type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.Op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.createLook( int type , Op next , Op bran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.createRange( Token to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.createBackReference( int refn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onO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.createCapture( int number , Op n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Op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Op.RangeOp( int type ,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onOp.elementA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rOp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.createAnchor( in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onOp.addElement( Op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.createChar( in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ifierOp.getData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.elementA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Op.setChild( Op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.createCondition( Op next , int ref , Op conditionflow , Op yesflow , Op nofl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